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4"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6"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87"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88"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89"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0"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1"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2"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93" style:family="paragraph" style:parent-style-name="Standard">
      <style:text-properties fo:font-size="10pt" officeooo:rsid="0014abe4" officeooo:paragraph-rsid="006eb790" style:font-size-asian="8.75pt" style:font-size-complex="10pt"/>
    </style:style>
    <style:style style:name="P94" style:family="paragraph" style:parent-style-name="Standard">
      <style:text-properties fo:font-size="10pt" officeooo:rsid="0014abe4" officeooo:paragraph-rsid="0028435f" style:font-size-asian="8.75pt" style:font-size-complex="10pt"/>
    </style:style>
    <style:style style:name="P95"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96"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97" style:family="paragraph" style:parent-style-name="Standard">
      <style:text-properties officeooo:rsid="0028435f" officeooo:paragraph-rsid="0028435f"/>
    </style:style>
    <style:style style:name="P98" style:family="paragraph" style:parent-style-name="Standard">
      <style:text-properties officeooo:rsid="0028435f" officeooo:paragraph-rsid="00ab9907"/>
    </style:style>
    <style:style style:name="P99"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00" style:family="paragraph" style:parent-style-name="Table_20_Contents">
      <style:paragraph-properties fo:text-align="start" style:justify-single-word="false"/>
      <style:text-properties fo:font-size="8pt" officeooo:rsid="001eefb8" officeooo:paragraph-rsid="00ab9907" style:font-size-asian="8pt" style:font-size-complex="8pt"/>
    </style:style>
    <style:style style:name="P101" style:family="paragraph" style:parent-style-name="Table_20_Contents">
      <style:paragraph-properties fo:text-align="start" style:justify-single-word="false"/>
      <style:text-properties fo:font-size="8pt" officeooo:rsid="0020ad98" officeooo:paragraph-rsid="00ab9907" style:font-size-asian="8pt" style:font-size-complex="8pt"/>
    </style:style>
    <style:style style:name="P102" style:family="paragraph" style:parent-style-name="Table_20_Contents">
      <style:paragraph-properties fo:text-align="start" style:justify-single-word="false"/>
      <style:text-properties fo:font-size="8pt" officeooo:rsid="00231a6f" officeooo:paragraph-rsid="00ab9907" style:font-size-asian="8pt" style:font-size-complex="8pt"/>
    </style:style>
    <style:style style:name="P103" style:family="paragraph" style:parent-style-name="Table_20_Contents">
      <style:paragraph-properties fo:text-align="start" style:justify-single-word="false"/>
      <style:text-properties fo:font-size="8pt" officeooo:rsid="00242d3c" officeooo:paragraph-rsid="00ab9907" style:font-size-asian="8pt" style:font-size-complex="8pt"/>
    </style:style>
    <style:style style:name="P104" style:family="paragraph" style:parent-style-name="Table_20_Contents">
      <style:paragraph-properties fo:text-align="start" style:justify-single-word="false"/>
      <style:text-properties fo:font-size="8pt" officeooo:rsid="00246f61" officeooo:paragraph-rsid="00ab9907" style:font-size-asian="8pt" style:font-size-complex="8pt"/>
    </style:style>
    <style:style style:name="P105" style:family="paragraph" style:parent-style-name="Table_20_Contents">
      <style:paragraph-properties fo:text-align="start" style:justify-single-word="false"/>
      <style:text-properties fo:font-size="8pt" officeooo:rsid="002493da" officeooo:paragraph-rsid="00ab9907" style:font-size-asian="8pt" style:font-size-complex="8pt"/>
    </style:style>
    <style:style style:name="P106" style:family="paragraph" style:parent-style-name="Table_20_Contents">
      <style:paragraph-properties fo:text-align="start" style:justify-single-word="false"/>
      <style:text-properties fo:font-size="8pt" officeooo:rsid="00268d88" officeooo:paragraph-rsid="00ab9907" style:font-size-asian="8pt" style:font-size-complex="8pt"/>
    </style:style>
    <style:style style:name="P107" style:family="paragraph" style:parent-style-name="Table_20_Contents">
      <style:paragraph-properties fo:text-align="start" style:justify-single-word="false"/>
      <style:text-properties fo:font-size="8pt" officeooo:rsid="002a0261" officeooo:paragraph-rsid="00ab9907" style:font-size-asian="8pt" style:font-size-complex="8pt"/>
    </style:style>
    <style:style style:name="P108" style:family="paragraph" style:parent-style-name="Table_20_Contents">
      <style:paragraph-properties fo:text-align="start" style:justify-single-word="false"/>
      <style:text-properties fo:font-size="8pt" officeooo:rsid="002b6cce" officeooo:paragraph-rsid="00ab9907" style:font-size-asian="8pt" style:font-size-complex="8pt"/>
    </style:style>
    <style:style style:name="P109" style:family="paragraph" style:parent-style-name="Table_20_Contents">
      <style:paragraph-properties fo:text-align="start" style:justify-single-word="false"/>
      <style:text-properties fo:font-size="8pt" officeooo:rsid="002c75e0" officeooo:paragraph-rsid="00ab9907" style:font-size-asian="8pt" style:font-size-complex="8pt"/>
    </style:style>
    <style:style style:name="P110" style:family="paragraph" style:parent-style-name="Table_20_Contents">
      <style:paragraph-properties fo:text-align="start" style:justify-single-word="false"/>
      <style:text-properties fo:font-size="8pt" officeooo:rsid="002d9c58" officeooo:paragraph-rsid="00ab9907" style:font-size-asian="8pt" style:font-size-complex="8pt"/>
    </style:style>
    <style:style style:name="P111" style:family="paragraph" style:parent-style-name="Table_20_Contents">
      <style:paragraph-properties fo:text-align="start" style:justify-single-word="false"/>
      <style:text-properties fo:font-size="8pt" officeooo:rsid="002e7a00" officeooo:paragraph-rsid="00ab9907" style:font-size-asian="8pt" style:font-size-complex="8pt"/>
    </style:style>
    <style:style style:name="P112" style:family="paragraph" style:parent-style-name="Table_20_Contents">
      <style:paragraph-properties fo:text-align="start" style:justify-single-word="false"/>
      <style:text-properties fo:font-size="8pt" officeooo:rsid="002f4fd1" officeooo:paragraph-rsid="00ab9907" style:font-size-asian="8pt" style:font-size-complex="8pt"/>
    </style:style>
    <style:style style:name="P113"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color="#000000"/>
    </style:style>
    <style:style style:name="T5" style:family="text">
      <style:text-properties fo:color="#000000" style:font-name="Liberation Serif"/>
    </style:style>
    <style:style style:name="T6" style:family="text">
      <style:text-properties fo:color="#000000" style:font-name="Liberation Serif" fo:font-size="7pt" style:font-size-asian="7pt" style:font-size-complex="7pt"/>
    </style:style>
    <style:style style:name="T7" style:family="text">
      <style:text-properties officeooo:rsid="0017322b"/>
    </style:style>
    <style:style style:name="T8" style:family="text">
      <style:text-properties officeooo:rsid="00173801"/>
    </style:style>
    <style:style style:name="T9" style:family="text">
      <style:text-properties fo:font-size="10pt" style:font-size-asian="8.75pt" style:font-size-complex="10pt"/>
    </style:style>
    <style:style style:name="T10" style:family="text">
      <style:text-properties fo:font-size="10pt" officeooo:rsid="00199c55" style:font-size-asian="8.75pt" style:font-size-complex="10pt"/>
    </style:style>
    <style:style style:name="T11" style:family="text">
      <style:text-properties fo:font-size="10pt" officeooo:rsid="001eefb8" style:font-size-asian="8.75pt" style:font-size-complex="10pt"/>
    </style:style>
    <style:style style:name="T12" style:family="text">
      <style:text-properties officeooo:rsid="001b888c"/>
    </style:style>
    <style:style style:name="T13" style:family="text">
      <style:text-properties style:text-position="super 58%"/>
    </style:style>
    <style:style style:name="T14" style:family="text">
      <style:text-properties style:text-position="super 58%" fo:font-size="10pt" officeooo:rsid="001eefb8" style:font-size-asian="8.75pt" style:font-size-complex="10pt"/>
    </style:style>
    <style:style style:name="T15" style:family="text">
      <style:text-properties style:text-position="super 58%" officeooo:rsid="003de9cb"/>
    </style:style>
    <style:style style:name="T16" style:family="text">
      <style:text-properties style:text-position="super 58%" officeooo:rsid="0071a7c3"/>
    </style:style>
    <style:style style:name="T17" style:family="text">
      <style:text-properties style:text-position="super 58%" officeooo:rsid="007565ea"/>
    </style:style>
    <style:style style:name="T18" style:family="text">
      <style:text-properties style:text-position="0% 100%"/>
    </style:style>
    <style:style style:name="T19" style:family="text">
      <style:text-properties officeooo:rsid="0028435f"/>
    </style:style>
    <style:style style:name="T20" style:family="text">
      <style:text-properties fo:color="#ff3300"/>
    </style:style>
    <style:style style:name="T21" style:family="text">
      <style:text-properties fo:color="#461900"/>
    </style:style>
    <style:style style:name="T22" style:family="text">
      <style:text-properties officeooo:rsid="00363b14"/>
    </style:style>
    <style:style style:name="T23" style:family="text">
      <style:text-properties fo:color="#009900"/>
    </style:style>
    <style:style style:name="T24" style:family="text">
      <style:text-properties fo:color="#009900" officeooo:rsid="003a591a"/>
    </style:style>
    <style:style style:name="T25" style:family="text">
      <style:text-properties officeooo:rsid="003de9cb"/>
    </style:style>
    <style:style style:name="T26" style:family="text">
      <style:text-properties style:text-underline-style="solid" style:text-underline-width="auto" style:text-underline-color="font-color"/>
    </style:style>
    <style:style style:name="T27" style:family="text">
      <style:text-properties officeooo:rsid="0042ae3b"/>
    </style:style>
    <style:style style:name="T28" style:family="text">
      <style:text-properties officeooo:rsid="00458fd3"/>
    </style:style>
    <style:style style:name="T29" style:family="text">
      <style:text-properties officeooo:rsid="0045ae1c"/>
    </style:style>
    <style:style style:name="T30" style:family="text">
      <style:text-properties officeooo:rsid="0047aa4b"/>
    </style:style>
    <style:style style:name="T31" style:family="text">
      <style:text-properties officeooo:rsid="004b2c49"/>
    </style:style>
    <style:style style:name="T32" style:family="text">
      <style:text-properties officeooo:rsid="0062022a"/>
    </style:style>
    <style:style style:name="T33" style:family="text">
      <style:text-properties officeooo:rsid="006e6d6b"/>
    </style:style>
    <style:style style:name="T34" style:family="text">
      <style:text-properties officeooo:rsid="0071a7c3"/>
    </style:style>
    <style:style style:name="T35" style:family="text">
      <style:text-properties officeooo:rsid="007565ea"/>
    </style:style>
    <style:style style:name="T36" style:family="text">
      <style:text-properties officeooo:rsid="00833ffd"/>
    </style:style>
    <style:style style:name="T37" style:family="text">
      <style:text-properties officeooo:rsid="0084c12d"/>
    </style:style>
    <style:style style:name="T38" style:family="text">
      <style:text-properties officeooo:rsid="00867ce8"/>
    </style:style>
    <style:style style:name="T39" style:family="text">
      <style:text-properties officeooo:rsid="008802fe"/>
    </style:style>
    <style:style style:name="T40" style:family="text">
      <style:text-properties officeooo:rsid="0088d661"/>
    </style:style>
    <style:style style:name="T41" style:family="text">
      <style:text-properties officeooo:rsid="0089edba"/>
    </style:style>
    <style:style style:name="T42" style:family="text">
      <style:text-properties officeooo:rsid="008b7f04"/>
    </style:style>
    <style:style style:name="T43" style:family="text">
      <style:text-properties officeooo:rsid="008c6843"/>
    </style:style>
    <style:style style:name="T44" style:family="text">
      <style:text-properties officeooo:rsid="0091c482"/>
    </style:style>
    <style:style style:name="T45" style:family="text">
      <style:text-properties officeooo:rsid="0091eee4"/>
    </style:style>
    <style:style style:name="T46" style:family="text">
      <style:text-properties officeooo:rsid="0094f258"/>
    </style:style>
    <style:style style:name="T47" style:family="text">
      <style:text-properties officeooo:rsid="00957d5d"/>
    </style:style>
    <style:style style:name="T48" style:family="text">
      <style:text-properties officeooo:rsid="009c9372"/>
    </style:style>
    <style:style style:name="T49" style:family="text">
      <style:text-properties officeooo:rsid="009e8344"/>
    </style:style>
    <style:style style:name="T50" style:family="text">
      <style:text-properties officeooo:rsid="00a053fb"/>
    </style:style>
    <style:style style:name="T51" style:family="text">
      <style:text-properties fo:font-weight="normal" officeooo:rsid="00a053fb" style:font-weight-asian="normal" style:font-weight-complex="normal"/>
    </style:style>
    <style:style style:name="T52" style:family="text">
      <style:text-properties officeooo:rsid="00a1d063"/>
    </style:style>
    <style:style style:name="T53" style:family="text">
      <style:text-properties officeooo:rsid="00a3c8f9"/>
    </style:style>
    <style:style style:name="T54" style:family="text">
      <style:text-properties officeooo:rsid="00a5c8f4"/>
    </style:style>
    <style:style style:name="T55" style:family="text">
      <style:text-properties officeooo:rsid="00a7a969"/>
    </style:style>
    <style:style style:name="T56" style:family="text">
      <style:text-properties officeooo:rsid="00a8d540"/>
    </style:style>
    <style:style style:name="T57" style:family="text">
      <style:text-properties officeooo:rsid="00ab9907"/>
    </style:style>
    <style:style style:name="T58"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13" svg:width="2.365in" svg:height="0.7752in" svg:x="-0.239in" svg:y="-0.5583in"><draw:text-box><text:p><text:span text:style-name="T58">Student ID: xxxxxxx</text:span></text:p><text:p><text:span text:style-name="T58">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6">['JJ', 'JJR', 'JJS', 'NN', 'NNS', 'NNP', 'NNPS', 'VB', 'VBD', 'VBG', 'VBN', 'VBP', 'VBZ', 'WRB']</text:span></text:p>
      <text:p text:style-name="P6"><text:span text:style-name="T6"><text:tab/><text:tab/> <text:s/></text:span><text:span text:style-name="T5">(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7">Number of words considered for similarity (word frequency &gt; 100) : </text:span></text:p>
      <text:p text:style-name="P77"><text:tab/> <text:s text:c="3"/><text:tab/>- 8486</text:p>
      <text:p text:style-name="P7"><text:tab/><text:tab/>- <text:span text:style-name="T8">Note: Because various thresholds drain some words of all features. This number becomes around 7900.</text:span></text:p>
      <text:p text:style-name="P7"><text:tab/><text:span text:style-name="T7">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0">2</text:span><text:span text:style-name="T9">. </text:span><text:span text:style-name="T11">2</text:span><text:span text:style-name="T14">nd</text:span><text:span text:style-name="T11"> order similarity</text:span><text:span text:style-name="T9">:</text:span></text:p>
      <text:p text:style-name="P92"/>
      <text:p text:style-name="P14">20 most similar words, ordered by similarity in descending order:</text:p>
      <text:p text:style-name="P14"/>
      <text:p text:style-name="P19">(Details in Appendix A)</text:p>
      <text:p text:style-name="P19"/>
      <text:p text:style-name="P19"><text:span text:style-name="T26">Conclusion summary:</text:span> </text:p>
      <text:p text:style-name="P20">I marked in red words are that are unrelated, or too general and might apply to anything <text:span text:style-name="T27">(the latter should have been reduced in weight by the pmi method)</text:span>. <text:s/>The result was very clear: the “sentence” method performed the worst, “window” was better. </text:p>
      <text:p text:style-name="P20">But the <text:span text:style-name="T27">winner</text:span> by far was using the “tree” method. <text:span text:style-name="T27">Which performed </text:span><text:span text:style-name="T2">amazingly</text:span><text:span text:style-name="T27">.</text:span> </text:p>
      <text:p text:style-name="P19"/>
      <text:p text:style-name="P21">In appendix A, you will find those results manually <text:span text:style-name="T32">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1">rows and columns</text:span>.</text:p>
      <text:p text:style-name="P22">It confused the less sophisticated algorithms: “sentence”, and “window”, <text:span text:style-name="T28">and made them focus on the more general words instead, those that might appear near anything</text:span>. But “tree” <text:span text:style-name="T29">on the other hand,</text:span> <text:span text:style-name="T30">was able to see through the noise, and </text:span>focused on the most common meaning in wikipedia: a diagram or a table of contents.</text:p>
      <text:p text:style-name="P21"/>
      <text:p text:style-name="P36">3. 1<text:span text:style-name="T13">st</text:span> order similarity:</text:p>
      <text:p text:style-name="P93"/>
      <text:p text:style-name="P17">20 <text:span text:style-name="T19">top</text:span> <text:span text:style-name="T19">features per word</text:span>, ordered by <text:span text:style-name="T19">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34">In answer .2. we saw that 2</text:span><text:span text:style-name="T16">nd</text:span><text:span text:style-name="T34"> order similarity produced much more “unrelated” feature words for sentence then for “window”. That is because 2</text:span><text:span text:style-name="T16">nd</text:span><text:span text:style-name="T34"> order similarity works on transitivity. While 1</text:span><text:span text:style-name="T16">st</text:span><text:span text:style-name="T34"> order is not. </text:span></text:p>
      <text:p text:style-name="P26"><text:span text:style-name="T34">For example: (1</text:span><text:span text:style-name="T16">st</text:span><text:span text:style-name="T34">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6">nd</text:span><text:span text:style-name="T34"> order.</text:span></text:p>
      <text:p text:style-name="P26"/>
      <text:p text:style-name="P27">The second oddity is more confusing and I have no good answer. <text:span text:style-name="T35">Let’s continue with hospital, on 2</text:span><text:span text:style-name="T17">nd</text:span><text:span text:style-name="T35"> order “sentence”, we got horrible results. I assume that is because of the transitivity issue discussed earlier. For “window” and “tree” the results were better (2</text:span><text:span text:style-name="T17">nd</text:span><text:span text:style-name="T35"> order). I assume the good words (in 1</text:span><text:span text:style-name="T17">st</text:span><text:span text:style-name="T35"> order) were enough to make up for the noise (odd words in 1</text:span><text:span text:style-name="T17">st</text:span><text:span text:style-name="T35"> order). But I have no good answer how such odd words got into the “top features” in the first place.</text:span></text:p>
      <text:p text:style-name="P23"/>
      <text:p text:style-name="P23"/>
      <text:p text:style-name="P37"><text:span text:style-name="T36">4</text:span>. <text:span text:style-name="T36">TODO</text:span>:</text:p>
      <text:p text:style-name="P23"/>
      <text:p text:style-name="P23"/>
      <text:p text:style-name="P23"/>
      <text:p text:style-name="P23"/>
      <text:p text:style-name="P23"/>
      <text:p text:style-name="P23"/>
      <text:p text:style-name="P37"><text:soft-page-break/><text:span text:style-name="T36">5</text:span>. <text:span text:style-name="T37">Implementation details</text:span>:</text:p>
      <text:p text:style-name="P28"><text:tab/>a. <text:span text:style-name="T38">PMI estimations</text:span></text:p>
      <text:p text:style-name="P28"><text:tab/><text:tab/>- <text:span text:style-name="T38">Input is a sparse matrix of target words (rows), and feature words (columns).</text:span></text:p>
      <text:p text:style-name="P29"><text:tab/><text:tab/>- <text:span text:style-name="T38">Sparse matrix is implemented as dictionary of dictionaries.</text:span></text:p>
      <text:p text:style-name="P28"><text:tab/><text:tab/>- <text:span text:style-name="T43">Matrix is processed so that Matrix(u,v) = Matrix(v,u): We add the columns as rows to gain this symetry.</text:span></text:p>
      <text:p text:style-name="P28"><text:tab/><text:tab/>- <text:s/><text:span text:style-name="T39">For each word u in rows of the matrix. Calculate sum of values in columns with word u.</text:span></text:p>
      <text:p text:style-name="P28"><text:tab/><text:tab/> <text:s text:c="2"/><text:span text:style-name="T40">O(2*n*k), n = number of target words. k=number of features per word.</text:span></text:p>
      <text:p text:style-name="P28"><text:tab/><text:tab/>- <text:span text:style-name="T41">For each u in row words:</text:span></text:p>
      <text:p text:style-name="P28"><text:tab/><text:tab/><text:tab/><text:span text:style-name="T42">p(u) = sum_freq_u / total_frequencies</text:span></text:p>
      <text:p text:style-name="P28"><text:tab/><text:tab/> <text:s text:c="5"/><text:span text:style-name="T41">For each v in columns words:</text:span></text:p>
      <text:p text:style-name="P28"><text:tab/><text:tab/><text:tab/><text:span text:style-name="T41">p(v) = sum_freq_v / total_frequencies</text:span></text:p>
      <text:p text:style-name="P28"><text:tab/><text:tab/><text:tab/><text:span text:style-name="T44">p(u,v) = freq_u_v / total_frequencies</text:span></text:p>
      <text:p text:style-name="P28"><text:tab/><text:tab/><text:tab/><text:span text:style-name="T44">pmi(u,v) = log (p(u,v) / (p(u)*p(v))) = log p(u,v) – log p(u) – log p(v)</text:span></text:p>
      <text:p text:style-name="P28"><text:tab/><text:tab/> <text:s/><text:span text:style-name="T48">O(2*n*k)</text:span></text:p>
      <text:p text:style-name="P28"><text:tab/><text:tab/>- <text:span text:style-name="T45">Filter out negative pmis. Instead of setting them to zero.</text:span></text:p>
      <text:p text:style-name="P28"><text:tab/><text:tab/> <text:s text:c="2"/><text:span text:style-name="T45">(The reason is that pmi(u,v)=0 will cause log(0) = -infinity when calculating cosine distance. It is better to filter them out as a</text:span></text:p>
      <text:p text:style-name="P28"><text:tab/><text:tab/> <text:s text:c="2"/><text:span text:style-name="T46">a method of ignoring them, and it saves computational time as well).</text:span></text:p>
      <text:p text:style-name="P28"><text:tab/><text:tab/> <text:s text:c="2"/><text:span text:style-name="T48">O(2*n*k)</text:span></text:p>
      <text:p text:style-name="P28"><text:tab/><text:span text:style-name="T47">b. The efficient method of calculating cosine distance:</text:span></text:p>
      <text:p text:style-name="P31"><text:tab/><text:tab/>- <text:span text:style-name="T49">Part 1: Length of vectors:</text:span></text:p>
      <text:p text:style-name="P86"><text:tab/><text:tab/> <text:s text:c="2"/>For each u in row words, calculate length of vector u.</text:p>
      <text:p text:style-name="P28"><text:tab/><text:tab/> <text:s text:c="2"/><text:span text:style-name="T49">O(2*n*k)</text:span></text:p>
      <text:p text:style-name="P31"><text:tab/><text:tab/>- <text:span text:style-name="T50">Part 2: Dot product:</text:span></text:p>
      <text:p text:style-name="P31"><text:span text:style-name="T50"><text:tab/><text:tab/> <text:s text:c="2"/>For each u in </text:span><text:span text:style-name="T3">target words</text:span><text:span text:style-name="T51"> (car bus hospital hotel gun bomb horse fox table bowl guitar piano)</text:span><text:span text:style-name="T50">:</text:span></text:p>
      <text:p text:style-name="P28"><text:tab/><text:tab/> <text:s text:c="9"/><text:span text:style-name="T50">For each att in columns(u):</text:span></text:p>
      <text:p text:style-name="P30"><text:tab/><text:tab/><text:tab/><text:span text:style-name="T52">For each target word v with attribute att (v in columns(att)):</text:span></text:p>
      <text:p text:style-name="P31"><text:tab/><text:tab/><text:tab/> <text:s text:c="5"/><text:span text:style-name="T53">dot(u,v) = dot(u,v) + log(freq_u_att) * log(freq_v_att)</text:span></text:p>
      <text:p text:style-name="P31"><text:tab/><text:tab/>- <text:span text:style-name="T54">Part 3: Similarity</text:span><text:tab/><text:tab/><text:tab/></text:p>
      <text:p text:style-name="P32"><text:tab/><text:tab/> <text:s text:c="2"/><text:span text:style-name="T50">For each u in </text:span><text:span text:style-name="T3">target words</text:span><text:span text:style-name="T51"> (car bus hospital hotel gun bomb horse fox table bowl guitar piano)</text:span><text:span text:style-name="T50">:</text:span></text:p>
      <text:p text:style-name="P32"><text:tab/><text:tab/> <text:s text:c="10"/><text:span text:style-name="T50">For each att in columns(u):</text:span></text:p>
      <text:p text:style-name="P32"><text:tab/><text:tab/><text:tab/><text:span text:style-name="T52">For each target word v with attribute att (v in columns(att)):</text:span></text:p>
      <text:p text:style-name="P32"><text:tab/><text:tab/><text:tab/> <text:s text:c="5"/><text:span text:style-name="T55">sim(u,v) = dot(u,v) / length(u) * length(v)</text:span></text:p>
      <text:p text:style-name="P32"/>
      <text:p text:style-name="P33"><text:tab/><text:span text:style-name="T56">Notes: </text:span></text:p>
      <text:p text:style-name="P87"><text:tab/><text:tab/>- Code is located in main.py</text:p>
      <text:p text:style-name="P87"><text:s/><text:tab/><text:tab/>- (a) function : contexts_to_pmi_contexts(..) </text:p>
      <text:p text:style-name="P87"><text:tab/><text:tab/>- (b) function : calc_cosine_distance(..)</text:p>
      <text:p text:style-name="P23"/>
      <text:p text:style-name="P23"/>
      <text:p text:style-name="P23"/>
      <text:p text:style-name="P96"><text:span text:style-name="T57">6</text:span>. <text:span text:style-name="T57">Word2Vec</text:span>:</text:p>
      <text:p text:style-name="P89"/>
      <text:p text:style-name="P89">2<text:span text:style-name="T13">nd</text:span> order similarity: Appendix C</text:p>
      <text:p text:style-name="P89">1<text:span text:style-name="T13">st</text:span> order similarity : Appendix D</text:p>
      <text:p text:style-name="P21"/>
      <text:p text:style-name="P5">Appendix A: <text:span text:style-name="T25">2</text:span><text:span text:style-name="T15">nd</text:span><text:span text:style-name="T25">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2">an obvious connected. Another option is that the word marked in red is too general, and might apply to many different words. The PMI should have reduced those words weight</text:span>).</text:p>
      <text:p text:style-name="P18"/>
      <text:p text:style-name="P9"><text:tab/>a. <text:span text:style-name="T12">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0">men</text:span>', 'train', 'aircraft', 'driver', '<text:span text:style-name="T20">put</text:span>', '<text:span text:style-name="T20">choose</text:span>', 'truck', '<text:span text:style-name="T20">pass</text:span>', '<text:span text:style-name="T20">long</text:span>', '<text:span text:style-name="T20">performance</text:span>', '<text:span text:style-name="T20">total</text:span>', '<text:span text:style-name="T20">replace</text:span>', 'track', '<text:span text:style-name="T20">board</text:span>', <text:span text:style-name="T20">'draw', </text:span><text:span text:style-name="T21">'</text:span><text:span text:style-name="T20">stop</text:span><text:span text:style-name="T21">', '</text:span><text:span text:style-name="T4">hand</text:span><text:span text:style-name="T21">', </text:span><text:span text:style-name="T20">'medium'</text:span></text:p>
          </table:table-cell>
          <table:table-cell table:style-name="Table2.A2" office:value-type="string">
            <text:p text:style-name="P44">'<text:span text:style-name="T20">one</text:span>', 'truck', 'vehicle', 'boat', 'engine', 'train', '<text:span text:style-name="T20">body</text:span>', 'aircraft', 'drive', '<text:span text:style-name="T20">fact</text:span>', '<text:span text:style-name="T20">choose</text:span>', 'race', '<text:span text:style-name="T20">player</text:span>', 'store', 'hand', '<text:span text:style-name="T20">light</text:span>', '<text:span text:style-name="T20">special</text:span>', '<text:span text:style-name="T20">addition</text:span>', '<text:span text:style-name="T20">story</text:span>', '<text:span text:style-name="T20">mission</text:span>'</text:p>
          </table:table-cell>
          <table:table-cell table:style-name="Table2.C2" office:value-type="string">
            <text:p text:style-name="P45">'vehicle', 'truck', 'boat', 'engine', 'aircraft', 'automobile', 'train', 'locomotive', 'bus', 'ship', 'model', 'product', 'driver', 'motorcycle', 'machine', 'unit', 'weapon', 'track', '<text:span text:style-name="T20">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0">jack</text:span>', 'metro', '<text:span text:style-name="T20">arm</text:span>', '<text:span text:style-name="T20">double</text:span>', 'vessel', '<text:span text:style-name="T20">web</text:span>', 'direction', '<text:span text:style-name="T20">citizen</text:span>', 'airport', '<text:span text:style-name="T20">bit</text:span>', 'locomotive', '<text:span text:style-name="T20">plot</text:span>', '<text:span text:style-name="T20">southeast</text:span>', 'train', 'connection'</text:p>
          </table:table-cell>
          <table:table-cell table:style-name="Table3.A2" office:value-type="string">
            <text:p text:style-name="P46">'passenger', 'rail', 'boat', 'airport', '<text:span text:style-name="T20">hotel</text:span>', '<text:span text:style-name="T20">mine</text:span>', 'truck', '<text:span text:style-name="T20">pacific</text:span>', '<text:span text:style-name="T20">achieve</text:span>', '<text:span text:style-name="T20">fly</text:span>', '<text:span text:style-name="T20">affair</text:span>', '<text:span text:style-name="T20">success</text:span>', 'transit', 'metro', 'express', 'engine', 'port', '<text:span text:style-name="T20">golden</text:span>', '<text:span text:style-name="T20">factory</text:span>', '<text:span text:style-name="T20">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0">chinese</text:span>', '<text:span text:style-name="T20">latter</text:span>', '<text:span text:style-name="T20">learn</text:span>', '<text:span text:style-name="T20">step</text:span>', '<text:span text:style-name="T20">store</text:span>', <text:soft-page-break/>'<text:span text:style-name="T20">stand</text:span>', 'grant', '<text:span text:style-name="T20">transfer</text:span>', '<text:span text:style-name="T20">separate</text:span>', '<text:span text:style-name="T20">successful</text:span>', '<text:span text:style-name="T20">associate</text:span>', '<text:span text:style-name="T20">entire</text:span>', 'condition', 'worker', '<text:span text:style-name="T20">big</text:span>', '<text:span text:style-name="T20">seek</text:span>', '<text:span text:style-name="T20">double</text:span>', '<text:span text:style-name="T20">manage</text:span>', '<text:span text:style-name="T20">intend</text:span>'</text:p>
          </table:table-cell>
          <table:table-cell table:style-name="Table4.A2" office:value-type="string">
            <text:p text:style-name="P49">'camp', '<text:span text:style-name="T20">effort</text:span>', 'conduct', '<text:span text:style-name="T20">attend</text:span>', '<text:span text:style-name="T20">mission</text:span>', <text:soft-page-break/>'medical', 'status', 'care', 'category', 'institution', '<text:span text:style-name="T20">press</text:span>', '<text:span text:style-name="T20">green</text:span>', 'health', '<text:span text:style-name="T20">store</text:span>', 'honor', 'job', '<text:span text:style-name="T20">merge</text:span>', '<text:span text:style-name="T20">entire</text:span>', 'daily', 'picture'</text:p>
          </table:table-cell>
          <table:table-cell table:style-name="Table4.C2" office:value-type="string">
            <text:p text:style-name="P49">'clinic', 'center', 'prison', 'college', '<text:span text:style-name="T20">museum</text:span>', <text:soft-page-break/>'school', 'library', 'facility', 'campus', 'hotel', '<text:span text:style-name="T20">airport</text:span>', '<text:span text:style-name="T20">stadium</text:span>', '<text:span text:style-name="T20">hall</text:span>', 'centre', 'institution', '<text:span text:style-name="T20">monastery</text:span>', '<text:span text:style-name="T20">park</text:span>', '<text:span text:style-name="T20">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0">fill</text:span>', 'brand', '<text:span text:style-name="T20">slow</text:span>', '<text:span text:style-name="T20">memorial</text:span>', '<text:span text:style-name="T20">dr</text:span>', '<text:span text:style-name="T20">contact</text:span>', '<text:span text:style-name="T20">double</text:span>', '<text:span text:style-name="T20">horse</text:span>', 'walk', 'palace', 'garden', 'buy', 'rich', 'occupy', '<text:span text:style-name="T20">difficult</text:span>', '<text:span text:style-name="T20">grant</text:span>'</text:p>
          </table:table-cell>
          <table:table-cell table:style-name="Table5.A2" office:value-type="string">
            <text:p text:style-name="P50">'beach', 'worker', 'garden', 'estate', '<text:span text:style-name="T20">i</text:span>', 'shop', 'reserve', 'bus', 'avenue', 'restaurant', '<text:span text:style-name="T20">sense</text:span>', '<text:span text:style-name="T20">pakistan</text:span>', '<text:span text:style-name="T20">temple</text:span>', 'sing', 'floor', 'administration', '<text:span text:style-name="T20">responsible</text:span>', '<text:span text:style-name="T20">square</text:span>', '<text:span text:style-name="T20">britain</text:span>', 'bill'</text:p>
          </table:table-cell>
          <table:table-cell table:style-name="Table5.C2" office:value-type="string">
            <text:p text:style-name="P50">'restaurant', 'shop', 'apartment', 'theater', 'house', 'building', '<text:span text:style-name="T20">mill</text:span>', 'estate', 'inn', 'pub', 'resort', 'store', 'synagogue', 'hall', 'castle', 'library', 'mosque', '<text:span text:style-name="T20">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0">fit</text:span>', 'machine', 'enemy', 'demand', 'weapon', '<text:span text:style-name="T20">bar</text:span>', '<text:span text:style-name="T20">intend</text:span>', '<text:span text:style-name="T20">initial</text:span>', 'battery', '<text:span text:style-name="T20">entire</text:span>', '<text:span text:style-name="T20">pick</text:span>', 'tank', 'wound', 'eye', 'hear', 'crew', 'shot', 'advance', '<text:span text:style-name="T20">piece</text:span>'</text:p>
          </table:table-cell>
          <table:table-cell table:style-name="Table6.A2" office:value-type="string">
            <text:p text:style-name="P51">'rifle', 'weapon', 'aircraft', 'tank', 'missile', 'battery', '<text:span text:style-name="T20">box</text:span>', 'target', 'machine', 'engine', 'artillery', 'rocket', 'bomb', 'mortar', '<text:span text:style-name="T20">whole</text:span>', 'plane', '<text:span text:style-name="T20">pull</text:span>', '<text:span text:style-name="T20">bar</text:span>', 'brigade', '<text:span text:style-name="T20">step</text:span>'</text:p>
          </table:table-cell>
          <table:table-cell table:style-name="Table6.C2" office:value-type="string">
            <text:p text:style-name="P51">'cannon', 'pistol', 'weapon', 'rifle', 'tank', 'battery', 'aircraft', 'sword', 'artillery', 'engine', '<text:span text:style-name="T20">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0">step</text:span>', '<text:span text:style-name="T20">piece</text:span>', '<text:span text:style-name="T20">couple</text:span>', '<text:span text:style-name="T20">simple</text:span>', '<text:span text:style-name="T20">opportunity</text:span>', '<text:span text:style-name="T23">entry</text:span>', '<text:span text:style-name="T20">hear</text:span>', 'handle', 'plot', '<text:span text:style-name="T20">horse</text:span>', '<text:span text:style-name="T20">internet</text:span>', 'concept', '<text:span text:style-name="T20">i</text:span>', '<text:span text:style-name="T20">entire</text:span>', '<text:span text:style-name="T20">latter</text:span>', '<text:span text:style-name="T20">basic</text:span>', '<text:span text:style-name="T20">response</text:span>', '<text:span text:style-name="T20">lay</text:span>', 'mass', '<text:span text:style-name="T20">anything</text:span>'</text:p>
          </table:table-cell>
          <table:table-cell table:style-name="Table10.A2" office:value-type="string">
            <text:p text:style-name="P54">'<text:span text:style-name="T20">box</text:span>', 'poor', '<text:span text:style-name="T20">easy</text:span>', '<text:span text:style-name="T20">task</text:span>', '<text:span text:style-name="T20">double</text:span>', '<text:span text:style-name="T20">ball</text:span>', '<text:span text:style-name="T20">web</text:span>', 'wood', 'exchange', 'map', 'document', 'file', 'minor', '<text:span text:style-name="T20">piece</text:span>', 'fine', 'background', 'element', 'bill', '<text:span text:style-name="T20">spot</text:span>', '<text:span text:style-name="T20">code</text:span>'</text:p>
          </table:table-cell>
          <table:table-cell table:style-name="Table10.C2" office:value-type="string">
            <text:p text:style-name="P54">'<text:span text:style-name="T23">section</text:span>', '<text:span text:style-name="T23">paragraph</text:span>', '<text:span text:style-name="T23">text</text:span>', '<text:span text:style-name="T23">diffs</text:span>', '<text:span text:style-name="T23">encyclopedia</text:span>', '<text:span text:style-name="T23">entry</text:span>', '<text:span text:style-name="T23">diagram</text:span>', '<text:span text:style-name="T23">page</text:span>', '<text:span text:style-name="T23">summary</text:span>', '<text:span text:style-name="T23">column</text:span>', '<text:span text:style-name="T23">template</text:span>', '<text:span text:style-name="T23">ranking</text:span>', '<text:span text:style-name="T23">image</text:span>', '<text:span text:style-name="T23">category</text:span>', 'map', '<text:span text:style-name="T20">module</text:span>', '<text:span text:style-name="T20">box</text:span>', 'picture', '<text:span text:style-name="T23">diff</text:span>', '<text:span text:style-name="T23">poll</text:span>'</text:p>
          </table:table-cell>
        </table:table-row>
      </table:table>
      <text:p text:style-name="P10"/>
      <text:p text:style-name="P12"><text:span text:style-name="T20">Red: Unrelated.</text:span> <text:span text:style-name="T23">Green: Table in the sense of “table of contents” </text:span><text:span text:style-name="T24">or a diagram</text:span><text:span text:style-name="T23">. Not </text:span><text:span text:style-name="T24">a</text:span><text:span text:style-name="T23">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ext:soft-page-break/>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3">st</text:span> order similarity</text:p>
      <text:p text:style-name="P94"/>
      <text:p text:style-name="P15">20 <text:span text:style-name="T19">top</text:span> <text:span text:style-name="T19">features per word</text:span>, ordered by <text:span text:style-name="T19">pmi</text:span> in descending order:</text:p>
      <text:p text:style-name="P15"/>
      <text:p text:style-name="P11"><text:tab/>a. <text:span text:style-name="T12">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0">gt</text:span>', 'ferrari', '<text:span text:style-name="T20">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0">gt</text:span>', 'wash', 'ferrari', 'bmw', 'compartment', '<text:span text:style-name="T20">toss</text:span>', '<text:span text:style-name="T20">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0">exit</text:span> nsubj up', 'ford poss down', 'adpmod per driver adpobj up', 'adpmod of plate adpobj up', 'chase amod down', 'parking compmod up', 'adpmod by <text:span text:style-name="T20">minute</text:span> adpobj up', 'wash compmod up', '<text:span text:style-name="T20">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0">underneath</text:span>'</text:p>
          </table:table-cell>
          <table:table-cell table:style-name="Table15.A2" office:value-type="string">
            <text:p text:style-name="P58">'rout', 'taxi', 'interchange', 'transit', 'subway', 'tram', 'shuttle', '<text:span text:style-name="T20">depot</text:span>', '<text:span text:style-name="T20">intel</text:span>', 'terminal', 'commuter', '<text:span text:style-name="T20">barton</text:span>', '<text:span text:style-name="T20">trevor</text:span>', 'livery', 'parking', 'fare', '<text:span text:style-name="T20">toss</text:span>', 'route', 'tramway', 'gasoline'</text:p>
          </table:table-cell>
          <table:table-cell table:style-name="Table15.C2" office:value-type="string">
            <text:p text:style-name="P58">'taxi conj up', 'route nsubj up', 'tram conj up', '<text:span text:style-name="T20">depot</text:span> poss up', 'tram conj down', 'subway conj up', 'adpmod from <text:span text:style-name="T20">competition</text:span> adpobj up', 'rout nsubj up', 'terminus compmod up', 'taxi conj down', 'automobile conj up', 'stop compmod up', '<text:span text:style-name="T20">serial</text:span> compmod down', 'interchange compmod up', 'bus conj up', 'adpmod by <text:span text:style-name="T20">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0">here</text:span>', 'psychiatric', 'nh', 'clinic', 'acute', 'mir', 'surgical', 'healthcare', 'insane', 'mercy', 'bed', 'nursing', 'ambulance', 'nurse', 'surgery', 'addiction', '<text:span text:style-name="T20">middlesex</text:span>', 'surgeon', '<text:span text:style-name="T20">andrea</text:span>', 'sick'</text:p>
          </table:table-cell>
          <table:table-cell table:style-name="Table16.A2" office:value-type="string">
            <text:p text:style-name="P58">'psychiatric', 'clinic', 'acute', 'nh', 'insane', 'bed', 'mercy', '<text:span text:style-name="T20">middlesex</text:span>', '<text:span text:style-name="T20">ruby</text:span>', '<text:span text:style-name="T20">hopkins</text:span>', '<text:span text:style-name="T20">alexandra</text:span>', 'sick', 'mayo', 'davidson', 'overnight', 'nursing', '<text:span text:style-name="T20">andrea</text:span>', 'rush', 'teaching', 'stabilize'</text:p>
          </table:table-cell>
          <table:table-cell table:style-name="Table16.C2" office:value-type="string">
            <text:p text:style-name="P58">'bed amod down', '<text:span text:style-name="T20">sailor</text:span> poss down', 'adpmod at physician adpobj up', '<text:span text:style-name="T20">vincent</text:span> poss down', 'adpmod a facility adpobj up', 'hospital dep up', 'priory conj up', 'undergo rcmod down', 'breach compmod down', 'adpmod at <text:span text:style-name="T20">pronounce</text:span> adpobj up', 'recover partmod down', '<text:span text:style-name="T20">guy</text:span> poss down', 'adpmod at nurse adpobj up', 'adpmod at doctor adpobj up', 'adpmod to rush adpobj up', 'accommodate nsubj up', 'adpmod with bed adpobj down', 'teaching amod down', 'adpmod at <text:span text:style-name="T20">resident</text:span> adpobj up', '<text:span text:style-name="T20">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0">for</text:span>', '<text:span text:style-name="T20">with</text:span>', 'periodic', 'picnic', 'tennis', '<text:span text:style-name="T20">below</text:span>', 'html', 'gospel', 'marking', 'heading', '<text:span text:style-name="T20">besides</text:span>', 'slice', '<text:span text:style-name="T20">subscription</text:span>', 'row', 'summarize', 'column', 'pdf', 'width', 'header', 'excel'</text:p>
          </table:table-cell>
          <table:table-cell table:style-name="Table22.A2" office:value-type="string">
            <text:p text:style-name="P68">'periodic', 'picnic', 'tennis', '<text:span text:style-name="T20">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0">contain</text:span> appos up', 'adpmod below show adpobj down', 'adpmod below list adpobj down', 'periodic compmod down', '<text:span text:style-name="T20">following</text:span> compmod down', 'align dobj up', 'adpmod in row adpobj up', 'tennis compmod up', 'table conj up', 'picnic amod down', 'adpmod of column adpobj up', 'format <text:soft-page-break/>amod down', 'column compmod down', 'below compmod up', 'picnic compmod down', 'salt compmod up', 'adpmod in column adpobj up', '<text:span text:style-name="T20">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3">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97"/>
      <text:p text:style-name="P95">Appendix <text:span text:style-name="T57">C</text:span>: <text:span text:style-name="T57">Word2Vec: 2</text:span><text:span text:style-name="T15">nd</text:span><text:span text:style-name="T25"> order similarity</text:span></text:p>
      <text:p text:style-name="P90"/>
      <text:p text:style-name="P90">20 most similar words, ordered by similarity in descending order:</text:p>
      <text:p text:style-name="P91"/>
      <text:p text:style-name="P83"><text:tab/>a. <text:span text:style-name="T12">car </text:span></text:p>
      <text:p text:style-name="P83"/>
      <table:table table:name="Table26" table:style-name="Table26">
        <table:table-column table:style-name="Table26.A"/>
        <table:table-column table:style-name="Table26.B"/>
        <table:table-row>
          <table:table-cell table:style-name="Table26.A1" office:value-type="string">
            <text:p text:style-name="P99"><text:span text:style-name="T57">2</text:span>. window (k=2)</text:p>
          </table:table-cell>
          <table:table-cell table:style-name="Table26.B1" office:value-type="string">
            <text:p text:style-name="P99">3. tree</text:p>
          </table:table-cell>
        </table:table-row>
        <table:table-row>
          <table:table-cell table:style-name="Table26.A2" office:value-type="string">
            <text:p text:style-name="P100"/>
          </table:table-cell>
          <table:table-cell table:style-name="Table26.B2" office:value-type="string">
            <text:p text:style-name="P101"/>
          </table:table-cell>
        </table:table-row>
      </table:table>
      <text:p text:style-name="P83"/>
      <text:p text:style-name="P82"><text:tab/>b. bus </text:p>
      <text:p text:style-name="P83"/>
      <table:table table:name="Table27" table:style-name="Table27">
        <table:table-column table:style-name="Table27.A"/>
        <table:table-column table:style-name="Table27.B"/>
        <table:table-row>
          <table:table-cell table:style-name="Table27.A1" office:value-type="string">
            <text:p text:style-name="P99"><text:span text:style-name="T57">2</text:span>. window (k=2)</text:p>
          </table:table-cell>
          <table:table-cell table:style-name="Table27.B1" office:value-type="string">
            <text:p text:style-name="P99">3. tree</text:p>
          </table:table-cell>
        </table:table-row>
        <table:table-row>
          <table:table-cell table:style-name="Table27.A2" office:value-type="string">
            <text:p text:style-name="P100"/>
          </table:table-cell>
          <table:table-cell table:style-name="Table27.B2" office:value-type="string">
            <text:p text:style-name="P101"/>
          </table:table-cell>
        </table:table-row>
      </table:table>
      <text:p text:style-name="P83"/>
      <text:p text:style-name="P82"><text:tab/>c. hospital </text:p>
      <text:p text:style-name="P83"/>
      <table:table table:name="Table28" table:style-name="Table28">
        <table:table-column table:style-name="Table28.A"/>
        <table:table-column table:style-name="Table28.B"/>
        <table:table-row>
          <table:table-cell table:style-name="Table28.A1" office:value-type="string">
            <text:p text:style-name="P99"><text:span text:style-name="T57">2</text:span>. window (k=2)</text:p>
          </table:table-cell>
          <table:table-cell table:style-name="Table28.B1" office:value-type="string">
            <text:p text:style-name="P99">3. tree</text:p>
          </table:table-cell>
        </table:table-row>
        <table:table-row>
          <table:table-cell table:style-name="Table28.A2" office:value-type="string">
            <text:p text:style-name="P100"/>
          </table:table-cell>
          <table:table-cell table:style-name="Table28.B2" office:value-type="string">
            <text:p text:style-name="P101"/>
          </table:table-cell>
        </table:table-row>
      </table:table>
      <text:p text:style-name="P83"/>
      <text:p text:style-name="P82"><text:soft-page-break/><text:tab/>d. hotel </text:p>
      <text:p text:style-name="P83"/>
      <table:table table:name="Table29" table:style-name="Table29">
        <table:table-column table:style-name="Table29.A"/>
        <table:table-column table:style-name="Table29.B"/>
        <table:table-row>
          <table:table-cell table:style-name="Table29.A1" office:value-type="string">
            <text:p text:style-name="P99"><text:span text:style-name="T57">2</text:span>. window (k=2)</text:p>
          </table:table-cell>
          <table:table-cell table:style-name="Table29.B1" office:value-type="string">
            <text:p text:style-name="P99">3. tree</text:p>
          </table:table-cell>
        </table:table-row>
        <table:table-row>
          <table:table-cell table:style-name="Table29.A2" office:value-type="string">
            <text:p text:style-name="P100"/>
          </table:table-cell>
          <table:table-cell table:style-name="Table29.B2" office:value-type="string">
            <text:p text:style-name="P101"/>
          </table:table-cell>
        </table:table-row>
      </table:table>
      <text:p text:style-name="P83"/>
      <text:p text:style-name="P82"><text:tab/>e. gun </text:p>
      <text:p text:style-name="P83"/>
      <table:table table:name="Table30" table:style-name="Table30">
        <table:table-column table:style-name="Table30.A"/>
        <table:table-column table:style-name="Table30.B"/>
        <table:table-row>
          <table:table-cell table:style-name="Table30.A1" office:value-type="string">
            <text:p text:style-name="P99"><text:span text:style-name="T57">2</text:span>. window (k=2)</text:p>
          </table:table-cell>
          <table:table-cell table:style-name="Table30.B1" office:value-type="string">
            <text:p text:style-name="P99">3. tree</text:p>
          </table:table-cell>
        </table:table-row>
        <table:table-row>
          <table:table-cell table:style-name="Table30.A2" office:value-type="string">
            <text:p text:style-name="P100"/>
          </table:table-cell>
          <table:table-cell table:style-name="Table30.B2" office:value-type="string">
            <text:p text:style-name="P101"/>
          </table:table-cell>
        </table:table-row>
      </table:table>
      <text:p text:style-name="P83"/>
      <text:p text:style-name="P83"/>
      <text:p text:style-name="P82"><text:tab/>f. bomb</text:p>
      <text:p text:style-name="P83"/>
      <table:table table:name="Table31" table:style-name="Table31">
        <table:table-column table:style-name="Table31.A"/>
        <table:table-column table:style-name="Table31.B"/>
        <table:table-row>
          <table:table-cell table:style-name="Table31.A1" office:value-type="string">
            <text:p text:style-name="P99"><text:span text:style-name="T57">2</text:span>. window (k=2)</text:p>
          </table:table-cell>
          <table:table-cell table:style-name="Table31.B1" office:value-type="string">
            <text:p text:style-name="P99">3. tree</text:p>
          </table:table-cell>
        </table:table-row>
        <table:table-row>
          <table:table-cell table:style-name="Table31.A2" office:value-type="string">
            <text:p text:style-name="P100"/>
          </table:table-cell>
          <table:table-cell table:style-name="Table31.B2" office:value-type="string">
            <text:p text:style-name="P101"/>
          </table:table-cell>
        </table:table-row>
      </table:table>
      <text:p text:style-name="P82"><text:s/></text:p>
      <text:p text:style-name="P82"><text:tab/>g. horse </text:p>
      <text:p text:style-name="P83"/>
      <table:table table:name="Table32" table:style-name="Table32">
        <table:table-column table:style-name="Table32.A"/>
        <table:table-column table:style-name="Table32.B"/>
        <table:table-row>
          <table:table-cell table:style-name="Table32.A1" office:value-type="string">
            <text:p text:style-name="P99"><text:span text:style-name="T57">2</text:span>. window (k=2)</text:p>
          </table:table-cell>
          <table:table-cell table:style-name="Table32.B1" office:value-type="string">
            <text:p text:style-name="P99">3. tree</text:p>
          </table:table-cell>
        </table:table-row>
        <table:table-row>
          <table:table-cell table:style-name="Table32.A2" office:value-type="string">
            <text:p text:style-name="P100"/>
          </table:table-cell>
          <table:table-cell table:style-name="Table32.B2" office:value-type="string">
            <text:p text:style-name="P101"/>
          </table:table-cell>
        </table:table-row>
      </table:table>
      <text:p text:style-name="P83"/>
      <text:p text:style-name="P82"><text:tab/>h. fox </text:p>
      <text:p text:style-name="P83"/>
      <table:table table:name="Table33" table:style-name="Table33">
        <table:table-column table:style-name="Table33.A"/>
        <table:table-column table:style-name="Table33.B"/>
        <table:table-row>
          <table:table-cell table:style-name="Table33.A1" office:value-type="string">
            <text:p text:style-name="P99"><text:span text:style-name="T57">2</text:span>. window (k=2)</text:p>
          </table:table-cell>
          <table:table-cell table:style-name="Table33.B1" office:value-type="string">
            <text:p text:style-name="P99">3. tree</text:p>
          </table:table-cell>
        </table:table-row>
        <table:table-row>
          <table:table-cell table:style-name="Table33.A2" office:value-type="string">
            <text:p text:style-name="P100"/>
          </table:table-cell>
          <table:table-cell table:style-name="Table33.B2" office:value-type="string">
            <text:p text:style-name="P101"/>
          </table:table-cell>
        </table:table-row>
      </table:table>
      <text:p text:style-name="P83"/>
      <text:p text:style-name="P82"><text:tab/>i. table </text:p>
      <text:p text:style-name="P83"/>
      <table:table table:name="Table34" table:style-name="Table34">
        <table:table-column table:style-name="Table34.A"/>
        <table:table-column table:style-name="Table34.B"/>
        <table:table-row>
          <table:table-cell table:style-name="Table34.A1" office:value-type="string">
            <text:p text:style-name="P99"><text:span text:style-name="T57">2</text:span>. window (k=2)</text:p>
          </table:table-cell>
          <table:table-cell table:style-name="Table34.B1" office:value-type="string">
            <text:p text:style-name="P99">3. tree</text:p>
          </table:table-cell>
        </table:table-row>
        <table:table-row>
          <table:table-cell table:style-name="Table34.A2" office:value-type="string">
            <text:p text:style-name="P100"/>
          </table:table-cell>
          <table:table-cell table:style-name="Table34.B2" office:value-type="string">
            <text:p text:style-name="P101"/>
          </table:table-cell>
        </table:table-row>
      </table:table>
      <text:p text:style-name="P84"><text:span text:style-name="T23"/></text:p>
      <text:p text:style-name="P83"/>
      <text:p text:style-name="P82"><text:tab/>j. bowl </text:p>
      <text:p text:style-name="P83"/>
      <table:table table:name="Table35" table:style-name="Table35">
        <table:table-column table:style-name="Table35.A"/>
        <table:table-column table:style-name="Table35.B"/>
        <table:table-row>
          <table:table-cell table:style-name="Table35.A1" office:value-type="string">
            <text:p text:style-name="P99"><text:span text:style-name="T57">2</text:span>. window (k=2)</text:p>
          </table:table-cell>
          <table:table-cell table:style-name="Table35.B1" office:value-type="string">
            <text:p text:style-name="P99">3. tree</text:p>
          </table:table-cell>
        </table:table-row>
        <table:table-row>
          <table:table-cell table:style-name="Table35.A2" office:value-type="string">
            <text:p text:style-name="P100"/>
          </table:table-cell>
          <table:table-cell table:style-name="Table35.B2" office:value-type="string">
            <text:p text:style-name="P101"/>
          </table:table-cell>
        </table:table-row>
      </table:table>
      <text:p text:style-name="P83"/>
      <text:p text:style-name="P82"><text:tab/>k. guitar </text:p>
      <text:p text:style-name="P83"/>
      <table:table table:name="Table36" table:style-name="Table36">
        <table:table-column table:style-name="Table36.A"/>
        <table:table-column table:style-name="Table36.B"/>
        <table:table-row>
          <table:table-cell table:style-name="Table36.A1" office:value-type="string">
            <text:p text:style-name="P99"><text:span text:style-name="T57">2</text:span>. window (k=2)</text:p>
          </table:table-cell>
          <table:table-cell table:style-name="Table36.B1" office:value-type="string">
            <text:p text:style-name="P99">3. tree</text:p>
          </table:table-cell>
        </table:table-row>
        <table:table-row>
          <table:table-cell table:style-name="Table36.A2" office:value-type="string">
            <text:p text:style-name="P100"/>
          </table:table-cell>
          <table:table-cell table:style-name="Table36.B2" office:value-type="string">
            <text:p text:style-name="P101"/>
          </table:table-cell>
        </table:table-row>
      </table:table>
      <text:p text:style-name="P83"/>
      <text:p text:style-name="P82"><text:tab/>l. piano </text:p>
      <text:p text:style-name="P83"/>
      <table:table table:name="Table37" table:style-name="Table37">
        <table:table-column table:style-name="Table37.A"/>
        <table:table-column table:style-name="Table37.B"/>
        <table:table-row>
          <table:table-cell table:style-name="Table37.A1" office:value-type="string">
            <text:p text:style-name="P99"><text:span text:style-name="T57">2</text:span>. window (k=2)</text:p>
          </table:table-cell>
          <table:table-cell table:style-name="Table37.B1" office:value-type="string">
            <text:p text:style-name="P99">3. tree</text:p>
          </table:table-cell>
        </table:table-row>
        <table:table-row>
          <table:table-cell table:style-name="Table37.A2" office:value-type="string">
            <text:p text:style-name="P100"/>
          </table:table-cell>
          <table:table-cell table:style-name="Table37.B2" office:value-type="string">
            <text:p text:style-name="P101"/>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3:04:20.896400361</dc:date>
    <meta:editing-duration>PT23H57M3S</meta:editing-duration>
    <meta:editing-cycles>147</meta:editing-cycles>
    <meta:generator>LibreOffice/5.1.6.2$Linux_X86_64 LibreOffice_project/10m0$Build-2</meta:generator>
    <meta:document-statistic meta:table-count="37" meta:image-count="0" meta:object-count="0" meta:page-count="7" meta:paragraph-count="303" meta:word-count="3420" meta:character-count="25046" meta:non-whitespace-character-count="21670"/>
  </office:meta>
</office:document-meta>
</file>